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<text:span text:style-name="T1"><text:s/></text:span>Monitor support without VMX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<text:span text:style-name="T2">Problem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ontain monitor uses KVM to create isolation</text:p>
                <text:list>
                  <text:list-item>
                    <text:p>KVM only works with VMX </text:p>
                  </text:list-item>
                  <text:list-item>
                    <text:p>Isolation of guest space is provided by VMX</text:p>
                  </text:list-item>
                </text:list>
              </text:list-item>
              <text:list-item>
                <text:p>AWS does not expose VMX support</text:p>
                <text:list>
                  <text:list-item>
                    <text:p>We need to emulate VMX behav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olu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lete emulation of virtual machine</text:p>
                <text:list>
                  <text:list-item>
                    <text:p>Too long too complicated</text:p>
                  </text:list-item>
                </text:list>
              </text:list-item>
              <text:list-item>
                <text:p>Implement sort of VMX + EPT functionality</text:p>
                <text:list>
                  <text:list-item>
                    <text:p>Address space isolation</text:p>
                  </text:list-item>
                  <text:list-item>
                    <text:p>Application code sanitization</text:p>
                  </text:list-item>
                  <text:list-item>
                    <text:p>Switch address space transparent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Address space isol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plement Four address spaces per process</text:p>
                <text:list>
                  <text:list-item>
                    <text:p>Monitor mode</text:p>
                    <text:list>
                      <text:list-item>
                        <text:p>Monitor running in application mode</text:p>
                      </text:list-item>
                      <text:list-item>
                        <text:p>Monitor in system call mode</text:p>
                      </text:list-item>
                    </text:list>
                  </text:list-item>
                  <text:list-item>
                    <text:p>Guest mode</text:p>
                    <text:list>
                      <text:list-item>
                        <text:p>Guest running in monitor mode</text:p>
                        <text:list>
                          <text:list-item>
                            <text:p>PL0 guest kernel code + payload</text:p>
                          </text:list-item>
                        </text:list>
                      </text:list-item>
                      <text:list-item>
                        <text:p>Guest running payload</text:p>
                        <text:list>
                          <text:list-item>
                            <text:p>PL3 payload onl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Driv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river with functionality similar to KVM</text:p>
                <text:list>
                  <text:list-item>
                    <text:p>Execution threads</text:p>
                  </text:list-item>
                  <text:list-item>
                    <text:p>Guest address space</text:p>
                  </text:list-item>
                  <text:list-item>
                    <text:p>Control transfer from monitor to guest</text:p>
                  </text:list-item>
                  <text:list-item>
                    <text:p>Handle control transfer from guest to</text:p>
                    <text:list>
                      <text:list-item>
                        <text:p>kernel</text:p>
                      </text:list-item>
                      <text:list-item>
                        <text:p>monitor</text:p>
                      </text:list-item>
                    </text:list>
                  </text:list-item>
                  <text:list-item>
                    <text:p>System call forwarding from guest to KM</text:p>
                  </text:list-item>
                  <text:list-item>
                    <text:p>GDB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ddress spa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eate address spaces </text:p>
              </text:list-item>
              <text:list-item>
                <text:p>Address space sync</text:p>
                <text:list>
                  <text:list-item>
                    <text:p>Monitor changes to address space from monitor</text:p>
                  </text:list-item>
                  <text:list-item>
                    <text:p>Fault handling</text:p>
                    <text:list>
                      <text:list-item>
                        <text:p>KVM uses VMCS to identify faults to sync changes</text:p>
                      </text:list-item>
                      <text:list-item>
                        <text:p>Guest PL0 code to handle page faults, interrupts, system calls ...</text:p>
                      </text:list-item>
                      <text:list-item>
                        <text:p>Normal host interrupts (clock, nmi, …, storage, networking, ...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de switc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eate common address mapping between monitor and guest</text:p>
                <text:list>
                  <text:list-item>
                    <text:p>Guest kernel code</text:p>
                  </text:list-item>
                  <text:list-item>
                    <text:p>Per guest</text:p>
                    <text:list>
                      <text:list-item>
                        <text:p>Two top level PML4 address spaces</text:p>
                      </text:list-item>
                      <text:list-item>
                        <text:p>GDT + TSS</text:p>
                      </text:list-item>
                    </text:list>
                  </text:list-item>
                  <text:list-item>
                    <text:p>Per thread</text:p>
                    <text:list>
                      <text:list-item>
                        <text:p>2 LDT’s + IDT + Syscall</text:p>
                      </text:list-item>
                      <text:list-item>
                        <text:p>Communication area</text:p>
                        <text:list>
                          <text:list-item>
                            <text:p>Thread specific data</text:p>
                          </text:list-item>
                          <text:list-item>
                            <text:p>Fault information</text:p>
                          </text:list-item>
                          <text:list-item>
                            <text:p>Debug suppor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unti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rmal transition</text:p>
                <text:list>
                  <text:list-item>
                    <text:p>KM issues RUN ioctl</text:p>
                  </text:list-item>
                  <text:list-item>
                    <text:p>Driver picks the correct context and calls switch</text:p>
                  </text:list-item>
                  <text:list-item>
                    <text:p>Guest kernel switches to payload</text:p>
                  </text:list-item>
                  <text:list-item>
                    <text:p>Payload starts exec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nterru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igger reaches correct IDT handler in guest kernel</text:p>
              </text:list-item>
              <text:list-item>
                <text:p>Guest kernel copies required information to communication area</text:p>
              </text:list-item>
              <text:list-item>
                <text:p>Guest kernel does context switch to regular kernel</text:p>
              </text:list-item>
              <text:list-item>
                <text:p>Driver code takes a look at the communication area</text:p>
                <text:list>
                  <text:list-item>
                    <text:p>Calls necessary trap or interrupt</text:p>
                  </text:list-item>
                  <text:list-item>
                    <text:p>Return to monitor for appropriate 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ystemca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ystem call from payload reaches guest kernel</text:p>
              </text:list-item>
              <text:list-item>
                <text:p>Guest kernel set’s up communication area</text:p>
              </text:list-item>
              <text:list-item>
                <text:p>Guest kernel calls switch</text:p>
              </text:list-item>
              <text:list-item>
                <text:p>Driver returns RUN ioctl with necessary information</text:p>
              </text:list-item>
              <text:list-item>
                <text:p>Control reaches monitor.</text:p>
              </text:list-item>
              <text:list-item>
                <text:p>Monitor does the correct handling of systemcall</text:p>
              </text:list-item>
              <text:list-item>
                <text:p>Monitor calls RUN ioctl</text:p>
              </text:list-item>
              <text:list-item>
                <text:p>Driver switches to guest</text:p>
              </text:list-item>
              <text:list-item>
                <text:p>Guest kernel returns to payloa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ayload page faul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 EPT to take care of page faults</text:p>
              </text:list-item>
              <text:list-item>
                <text:p>Full page table based permission have to be implemented</text:p>
              </text:list-item>
              <text:list-item>
                <text:p>Page tables are between guest VA to real physical address</text:p>
                <text:list>
                  <text:list-item>
                    <text:p>Have to be perfect</text:p>
                  </text:list-item>
                  <text:list-item>
                    <text:p>Deprecate use of GPA</text:p>
                    <text:list>
                      <text:list-item>
                        <text:p>No GVA to GPA and GPA to KVA</text:p>
                      </text:list-item>
                      <text:list-item>
                        <text:p>GPA can change any time for several reasons.</text:p>
                      </text:list-item>
                    </text:list>
                  </text:list-item>
                  <text:list-item>
                    <text:p>Direct translations between GVA and KVA</text:p>
                  </text:list-item>
                  <text:list-item>
                    <text:p>Keep monitor tracking area and payload address spaces in syn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bug suppor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upport setting of debug registers</text:p>
              </text:list-item>
              <text:list-item>
                <text:p>Support fetching of debug registers</text:p>
              </text:list-item>
              <text:list-item>
                <text:p>Access to guest memor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5T15:18:32.914698511</meta:creation-date>
    <dc:date>2020-01-06T10:07:23.472093917</dc:date>
    <meta:editing-duration>PT1H50M41S</meta:editing-duration>
    <meta:editing-cycles>25</meta:editing-cycles>
    <meta:generator>LibreOffice/6.2.8.2$Linux_X86_64 LibreOffice_project/20$Build-2</meta:generator>
    <meta:document-statistic meta:object-count="68"/>
  </office:meta>
</office:document-meta>
</file>